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7.5906in" svg:y1="0.3453in" svg:x2="0.1835in" svg:y2="1.8614in">
            <text:p/>
          </draw:line>
          <draw:line draw:z-index="2" draw:name="Line 3" draw:style-name="gr1" draw:text-style-name="P1" svg:x1="8.5374in" svg:y1="0.3453in" svg:x2="0.1941in" svg:y2="2.37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5" draw:style-name="gr1" draw:text-style-name="P1" svg:x1="0.302in" svg:y1="2.8654in" svg:x2="1.1563in" svg:y2="0.3764in">
            <text:p/>
          </draw:line>
          <draw:line draw:z-index="5" draw:name="Line 6" draw:style-name="gr1" draw:text-style-name="P1" svg:x1="1.1406in" svg:y1="2.8236in" svg:x2="0.2268in" svg:y2="1.9346in">
            <text:p/>
          </draw:line>
          <draw:line draw:z-index="6" draw:name="Line 8" draw:style-name="gr1" draw:text-style-name="P1" svg:x1="5.0441in" svg:y1="0.3661in" svg:x2="0.3559in" svg:y2="3.9843in">
            <text:p/>
          </draw:line>
          <draw:line draw:z-index="7" draw:name="Line 9" draw:style-name="gr1" draw:text-style-name="P1" svg:x1="6.0378in" svg:y1="0.3661in" svg:x2="0.3992in" svg:y2="4.5283in">
            <text:p/>
          </draw:line>
          <draw:line draw:z-index="8" draw:name="Line 10" draw:style-name="gr1" draw:text-style-name="P1" svg:x1="2.4087in" svg:y1="0.9098in" svg:x2="0.4209in" svg:y2="3.4406in">
            <text:p/>
          </draw:line>
          <draw:line draw:z-index="9" draw:name="Line 11" draw:style-name="gr1" draw:text-style-name="P1" svg:x1="3.1in" svg:y1="0.8992in" svg:x2="0.324in" svg:y2="5.072in">
            <text:p/>
          </draw:line>
          <draw:line draw:z-index="10" draw:name="Line 13" draw:style-name="gr1" draw:text-style-name="P1" svg:x1="3.1205in" svg:y1="0.3453in" svg:x2="0.2157in" svg:y2="1.3386in">
            <text:p/>
          </draw:line>
          <draw:line draw:z-index="11" draw:name="Line 7" draw:style-name="gr1" draw:text-style-name="P1" svg:x1="3.7551in" svg:y1="0.9098in" svg:x2="0.3559in" svg:y2="5.6157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client_id</text:p>
          </table:table-cell>
          <table:table-cell table:style-name="ce4" office:value-type="string" calcext:value-type="string">
            <text:p>partner_id</text:p>
          </table:table-cell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_loc</text:p>
          </table:table-cell>
          <table:table-cell table:style-name="ce9" office:value-type="string" calcext:value-type="string">
            <text:p>area</text:p>
          </table:table-cell>
          <table:table-cell table:style-name="ce9" office:value-type="string" calcext:value-type="string">
            <text:p>area_state</text:p>
          </table:table-cell>
          <table:table-cell table:style-name="ce12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lient_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d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d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cces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_typ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3:17:33.144590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5T13:58:50.855716487</dc:date>
    <meta:editing-duration>PT7H56M18S</meta:editing-duration>
    <meta:editing-cycles>13</meta:editing-cycles>
    <meta:generator>LibreOffice/24.8.6.2$Linux_X86_64 LibreOffice_project/480$Build-2</meta:generator>
    <meta:document-statistic meta:table-count="1" meta:cell-count="53" meta:object-count="12"/>
  </office:meta>
</office:document-meta>
</file>